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15"/>
    <style:style style:name="ce4" style:family="table-cell" style:parent-style-name="Default" style:data-style-name="N109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22"/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95.27mm" svg:height="132.83mm" svg:x="141.08mm" svg:y="23.38mm">
            <loext:p draw:notify-on-update-of-ranges="Sheet1.A3:Sheet1.A3 Sheet1.A4:Sheet1.A17 Sheet1.B3:Sheet1.B3 Sheet1.B4:Sheet1.B17 Sheet1.A3:Sheet1.A3 Sheet1.A4:Sheet1.A17 Sheet1.C3:Sheet1.C3 Sheet1.C4:Sheet1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4mm" svg:height="90.06mm" svg:x="142.2mm" svg:y="163.12mm">
            <loext:p draw:notify-on-update-of-ranges="Sheet1.A4:Sheet1.A17 Sheet1.B3:Sheet1.B3 Sheet1.B4:Sheet1.B9 Sheet1.C3:Sheet1.C3 Sheet1.C4:Sheet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number-columns-repeated="6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" office:value-type="string" calcext:value-type="string">
            <text:p>m</text:p>
          </table:table-cell>
          <table:table-cell table:style-name="ce6" office:value-type="float" office:value="0" calcext:value-type="float">
            <text:p>0,00000000</text:p>
          </table:table-cell>
          <table:table-cell table:style-name="ce5" office:value-type="string" calcext:value-type="string">
            <text:p>p</text:p>
          </table:table-cell>
          <table:table-cell table:style-name="ce7" office:value-type="float" office:value="1.85" calcext:value-type="float">
            <text:p>1,85E+00</text:p>
          </table:table-cell>
          <table:table-cell table:style-name="ce5" office:value-type="string" calcext:value-type="string">
            <text:p>q</text:p>
          </table:table-cell>
          <table:table-cell table:style-name="ce7" table:formula="of:=0.2*POWER(10;12)" office:value-type="float" office:value="200000000000" calcext:value-type="float">
            <text:p>2,00E+11</text:p>
          </table:table-cell>
        </table:table-row>
        <table:table-row table:style-name="ro2">
          <table:table-cell table:style-name="ce1" office:value-type="string" calcext:value-type="string">
            <text:p>primesUntil</text:p>
          </table:table-cell>
          <table:table-cell table:style-name="ce1" office:value-type="string" calcext:value-type="string">
            <text:p>time seconds</text:p>
          </table:table-cell>
          <table:table-cell table:style-name="ce1" office:value-type="string" calcext:value-type="string">
            <text:p>approx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.000</text:p>
          </table:table-cell>
          <table:table-cell office:value-type="float" office:value="0.0972394" calcext:value-type="float">
            <text:p>0,097</text:p>
          </table:table-cell>
          <table:table-cell table:formula="of:=[.A4]*[.$E$2]+POWER([.A4];[.$G$2])/[.$I$2]" office:value-type="float" office:value="0.00889139705019462" calcext:value-type="float">
            <text:p>0,0</text:p>
          </table:table-cell>
          <table:table-cell table:number-columns-repeated="6"/>
        </table:table-row>
        <table:table-row table:style-name="ro2">
          <table:table-cell office:value-type="float" office:value="200000" calcext:value-type="float">
            <text:p>200.000</text:p>
          </table:table-cell>
          <table:table-cell office:value-type="float" office:value="0.2263368" calcext:value-type="float">
            <text:p>0,226</text:p>
          </table:table-cell>
          <table:table-cell table:formula="of:=[.A5]*[.$E$2]+POWER([.A5];[.$G$2])/[.$I$2]" office:value-type="float" office:value="0.0320535028189779" calcext:value-type="float">
            <text:p>0,0</text:p>
          </table:table-cell>
          <table:table-cell table:number-columns-repeated="6"/>
        </table:table-row>
        <table:table-row table:style-name="ro2">
          <table:table-cell office:value-type="float" office:value="400000" calcext:value-type="float">
            <text:p>400.000</text:p>
          </table:table-cell>
          <table:table-cell office:value-type="float" office:value="0.6363381" calcext:value-type="float">
            <text:p>0,636</text:p>
          </table:table-cell>
          <table:table-cell table:formula="of:=[.A6]*[.$E$2]+POWER([.A6];[.$G$2])/[.$I$2]" office:value-type="float" office:value="0.115552936975606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600000" calcext:value-type="float">
            <text:p>600.000</text:p>
          </table:table-cell>
          <table:table-cell office:value-type="float" office:value="0.9394597" calcext:value-type="float">
            <text:p>0,939</text:p>
          </table:table-cell>
          <table:table-cell table:formula="of:=[.A7]*[.$E$2]+POWER([.A7];[.$G$2])/[.$I$2]" office:value-type="float" office:value="0.24465258988335" calcext:value-type="float">
            <text:p>0,2</text:p>
          </table:table-cell>
          <table:table-cell table:number-columns-repeated="6"/>
        </table:table-row>
        <table:table-row table:style-name="ro2">
          <table:table-cell office:value-type="float" office:value="800000" calcext:value-type="float">
            <text:p>800.000</text:p>
          </table:table-cell>
          <table:table-cell office:value-type="float" office:value="1.5384549" calcext:value-type="float">
            <text:p>1,538</text:p>
          </table:table-cell>
          <table:table-cell table:formula="of:=[.A8]*[.$E$2]+POWER([.A8];[.$G$2])/[.$I$2]" office:value-type="float" office:value="0.416568551621219" calcext:value-type="float">
            <text:p>0,4</text:p>
          </table:table-cell>
          <table:table-cell table:number-columns-repeated="6"/>
        </table:table-row>
        <table:table-row table:style-name="ro2">
          <table:table-cell office:value-type="float" office:value="1000000" calcext:value-type="float">
            <text:p>1.000.000</text:p>
          </table:table-cell>
          <table:table-cell office:value-type="float" office:value="2.0867306" calcext:value-type="float">
            <text:p>2,087</text:p>
          </table:table-cell>
          <table:table-cell table:formula="of:=[.A9]*[.$E$2]+POWER([.A9];[.$G$2])/[.$I$2]" office:value-type="float" office:value="0.629462705897084" calcext:value-type="float">
            <text:p>0,6</text:p>
          </table:table-cell>
          <table:table-cell table:number-columns-repeated="6"/>
        </table:table-row>
        <table:table-row table:style-name="ro2">
          <table:table-cell office:value-type="float" office:value="1500000" calcext:value-type="float">
            <text:p>1.500.000</text:p>
          </table:table-cell>
          <table:table-cell office:value-type="float" office:value="3.6881113" calcext:value-type="float">
            <text:p>3,688</text:p>
          </table:table-cell>
          <table:table-cell table:formula="of:=[.A10]*[.$E$2]+POWER([.A10];[.$G$2])/[.$I$2]" office:value-type="float" office:value="1.33271974960891" calcext:value-type="float">
            <text:p>1,3</text:p>
          </table:table-cell>
          <table:table-cell table:number-columns-repeated="6"/>
        </table:table-row>
        <table:table-row table:style-name="ro2">
          <table:table-cell office:value-type="float" office:value="2000000" calcext:value-type="float">
            <text:p>2.000.000</text:p>
          </table:table-cell>
          <table:table-cell office:value-type="float" office:value="5.179573" calcext:value-type="float">
            <text:p>5,180</text:p>
          </table:table-cell>
          <table:table-cell table:formula="of:=[.A11]*[.$E$2]+POWER([.A11];[.$G$2])/[.$I$2]" office:value-type="float" office:value="2.26921421954405" calcext:value-type="float">
            <text:p>2,3</text:p>
          </table:table-cell>
          <table:table-cell table:number-columns-repeated="6"/>
        </table:table-row>
        <table:table-row table:style-name="ro2">
          <table:table-cell office:value-type="float" office:value="3000000" calcext:value-type="float">
            <text:p>3.000.000</text:p>
          </table:table-cell>
          <table:table-cell office:value-type="float" office:value="9.4048526" calcext:value-type="float">
            <text:p>9,405</text:p>
          </table:table-cell>
          <table:table-cell table:formula="of:=[.A12]*[.$E$2]+POWER([.A12];[.$G$2])/[.$I$2]" office:value-type="float" office:value="4.80445716346248" calcext:value-type="float">
            <text:p>4,8</text:p>
          </table:table-cell>
          <table:table-cell table:number-columns-repeated="6"/>
        </table:table-row>
        <table:table-row table:style-name="ro2">
          <table:table-cell office:value-type="float" office:value="4000000" calcext:value-type="float">
            <text:p>4.000.000</text:p>
          </table:table-cell>
          <table:table-cell office:value-type="float" office:value="13.7579964" calcext:value-type="float">
            <text:p>13,758</text:p>
          </table:table-cell>
          <table:table-cell table:formula="of:=[.A13]*[.$E$2]+POWER([.A13];[.$G$2])/[.$I$2]" office:value-type="float" office:value="8.1805214605086" calcext:value-type="float">
            <text:p>8,2</text:p>
          </table:table-cell>
          <table:table-cell table:number-columns-repeated="6"/>
        </table:table-row>
        <table:table-row table:style-name="ro2">
          <table:table-cell office:value-type="float" office:value="5000000" calcext:value-type="float">
            <text:p>5.000.000</text:p>
          </table:table-cell>
          <table:table-cell office:value-type="float" office:value="17.5955253" calcext:value-type="float">
            <text:p>17,596</text:p>
          </table:table-cell>
          <table:table-cell table:formula="of:=[.A14]*[.$E$2]+POWER([.A14];[.$G$2])/[.$I$2]" office:value-type="float" office:value="12.3613104113129" calcext:value-type="float">
            <text:p>12,4</text:p>
          </table:table-cell>
          <table:table-cell table:number-columns-repeated="6"/>
        </table:table-row>
        <table:table-row table:style-name="ro2">
          <table:table-cell office:value-type="float" office:value="7000000" calcext:value-type="float">
            <text:p>7.000.000</text:p>
          </table:table-cell>
          <table:table-cell office:value-type="float" office:value="29.3956272" calcext:value-type="float">
            <text:p>29,396</text:p>
          </table:table-cell>
          <table:table-cell table:formula="of:=[.A15]*[.$E$2]+POWER([.A15];[.$G$2])/[.$I$2]" office:value-type="float" office:value="23.035698111682" calcext:value-type="float">
            <text:p>23,0</text:p>
          </table:table-cell>
          <table:table-cell table:number-columns-repeated="6"/>
        </table:table-row>
        <table:table-row table:style-name="ro2">
          <table:table-cell office:value-type="float" office:value="10000000" calcext:value-type="float">
            <text:p>10.000.000</text:p>
          </table:table-cell>
          <table:table-cell office:value-type="float" office:value="47.4050186" calcext:value-type="float">
            <text:p>47,405</text:p>
          </table:table-cell>
          <table:table-cell table:formula="of:=[.A16]*[.$E$2]+POWER([.A16];[.$G$2])/[.$I$2]" office:value-type="float" office:value="44.5625469066873" calcext:value-type="float">
            <text:p>44,6</text:p>
          </table:table-cell>
          <table:table-cell table:number-columns-repeated="6"/>
        </table:table-row>
        <table:table-row table:style-name="ro2">
          <table:table-cell office:value-type="float" office:value="12000000" calcext:value-type="float">
            <text:p>12.000.000</text:p>
          </table:table-cell>
          <table:table-cell office:value-type="float" office:value="64.035573" calcext:value-type="float">
            <text:p>64,036</text:p>
          </table:table-cell>
          <table:table-cell table:formula="of:=[.A17]*[.$E$2]+POWER([.A17];[.$G$2])/[.$I$2]" office:value-type="float" office:value="62.4389095074125" calcext:value-type="float">
            <text:p>62,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0" number:grouping="true"/>
    </number:number-style>
    <number:number-style style:name="N111">
      <number:number number:decimal-places="0" loext:min-decimal-places="0" number:min-integer-digits="3" number:grouping="true"/>
    </number:number-style>
    <number:number-style style:name="N112">
      <number:number number:decimal-places="1" loext:min-decimal-places="1" number:min-integer-digits="3" number:grouping="true"/>
    </number:number-style>
    <number:number-style style:name="N113">
      <number:number number:decimal-places="2" loext:min-decimal-places="2" number:min-integer-digits="3" number:grouping="true"/>
    </number:number-style>
    <number:number-style style:name="N114">
      <number:number number:decimal-places="3" loext:min-decimal-places="3" number:min-integer-digits="3" number:grouping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.00.0000</text:date>, <text:time style:data-style-name="N2" text:time-value="16:16:16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32S</meta:editing-duration>
    <meta:editing-cycles>3</meta:editing-cycles>
    <meta:generator>LibreOffice/5.1.5.2$Windows_x86 LibreOffice_project/7a864d8825610a8c07cfc3bc01dd4fce6a9447e5</meta:generator>
    <dc:date>2017-08-05T19:14:51.248000000</dc:date>
    <meta:document-statistic meta:table-count="3" meta:cell-count="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number:number-style style:name="N11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28cm" svg:height="13.284cm" xlink:href=".." xlink:type="simple" chart:class="chart:scatter" chart:style-name="ch1">
        <chart:legend chart:legend-position="end" svg:x="26.12cm" svg:y="6.094cm" style:legend-expansion="high" chart:style-name="ch2"/>
        <chart:plot-area chart:style-name="ch3" table:cell-range-address="Sheet1.A3:Sheet1.C17" chart:data-source-has-labels="row" svg:x="0.59cm" svg:y="0.265cm" svg:width="24.94cm" svg:height="12.754cm">
          <chartooo:coordinate-region svg:x="1.502cm" svg:y="0.464cm" svg:width="23.181cm" svg:height="11.9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series chart:style-name="ch8" chart:values-cell-range-address="Sheet1.C4:Sheet1.C17" chart:label-cell-address="Sheet1.C3:Sheet1.C3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ime seconds</text:p>
                <draw:g>
                  <svg:desc>Sheet1.B3:Sheet1.B3</svg:desc>
                </draw:g>
              </table:table-cell>
              <table:table-cell office:value-type="string">
                <text:p>approx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4:Sheet1.A17</svg:desc>
                </draw:g>
              </table:table-cell>
              <table:table-cell office:value-type="float" office:value="0.0972394">
                <text:p>0.0972394</text:p>
                <draw:g>
                  <svg:desc>Sheet1.B4:Sheet1.B17</svg:desc>
                </draw:g>
              </table:table-cell>
              <table:table-cell office:value-type="float" office:value="0.00889139705019462">
                <text:p>0.00889139705019462</text:p>
                <draw:g>
                  <svg:desc>Sheet1.C4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2263368">
                <text:p>0.2263368</text:p>
              </table:table-cell>
              <table:table-cell office:value-type="float" office:value="0.0320535028189779">
                <text:p>0.0320535028189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0.6363381">
                <text:p>0.6363381</text:p>
              </table:table-cell>
              <table:table-cell office:value-type="float" office:value="0.115552936975606">
                <text:p>0.11555293697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0.9394597">
                <text:p>0.9394597</text:p>
              </table:table-cell>
              <table:table-cell office:value-type="float" office:value="0.24465258988335">
                <text:p>0.24465258988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1.5384549">
                <text:p>1.5384549</text:p>
              </table:table-cell>
              <table:table-cell office:value-type="float" office:value="0.416568551621219">
                <text:p>0.416568551621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2.0867306">
                <text:p>2.0867306</text:p>
              </table:table-cell>
              <table:table-cell office:value-type="float" office:value="0.629462705897084">
                <text:p>0.629462705897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0">
                <text:p>1500000</text:p>
              </table:table-cell>
              <table:table-cell office:value-type="float" office:value="3.6881113">
                <text:p>3.6881113</text:p>
              </table:table-cell>
              <table:table-cell office:value-type="float" office:value="1.33271974960891">
                <text:p>1.33271974960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">
                <text:p>2000000</text:p>
              </table:table-cell>
              <table:table-cell office:value-type="float" office:value="5.179573">
                <text:p>5.179573</text:p>
              </table:table-cell>
              <table:table-cell office:value-type="float" office:value="2.26921421954405">
                <text:p>2.26921421954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00">
                <text:p>3000000</text:p>
              </table:table-cell>
              <table:table-cell office:value-type="float" office:value="9.4048526">
                <text:p>9.4048526</text:p>
              </table:table-cell>
              <table:table-cell office:value-type="float" office:value="4.80445716346248">
                <text:p>4.80445716346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">
                <text:p>4000000</text:p>
              </table:table-cell>
              <table:table-cell office:value-type="float" office:value="13.7579964">
                <text:p>13.7579964</text:p>
              </table:table-cell>
              <table:table-cell office:value-type="float" office:value="8.1805214605086">
                <text:p>8.1805214605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17.5955253">
                <text:p>17.5955253</text:p>
              </table:table-cell>
              <table:table-cell office:value-type="float" office:value="12.3613104113129">
                <text:p>12.3613104113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00">
                <text:p>7000000</text:p>
              </table:table-cell>
              <table:table-cell office:value-type="float" office:value="29.3956272">
                <text:p>29.3956272</text:p>
              </table:table-cell>
              <table:table-cell office:value-type="float" office:value="23.035698111682">
                <text:p>23.035698111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47.4050186">
                <text:p>47.4050186</text:p>
              </table:table-cell>
              <table:table-cell office:value-type="float" office:value="44.5625469066873">
                <text:p>44.5625469066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0000">
                <text:p>12000000</text:p>
              </table:table-cell>
              <table:table-cell office:value-type="float" office:value="64.035573">
                <text:p>64.035573</text:p>
              </table:table-cell>
              <table:table-cell office:value-type="float" office:value="62.4389095074125">
                <text:p>62.4389095074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line" chart:column-mapping="0" chart:style-name="ch1">
        <chart:legend chart:legend-position="end" svg:x="12.597cm" svg:y="3.955cm" style:legend-expansion="high" chart:style-name="ch2"/>
        <chart:plot-area chart:style-name="ch3" table:cell-range-address="Sheet1.A3:Sheet1.A17 Sheet1.B3:Sheet1.C9" chart:data-source-has-labels="both" svg:x="0.32cm" svg:y="0.18cm" svg:width="11.957cm" svg:height="8.647cm">
          <chartooo:coordinate-region svg:x="1.047cm" svg:y="0.18cm" svg:width="10.474cm" svg:height="7.801cm"/>
          <chart:axis chart:dimension="x" chart:name="primary-x" chart:style-name="ch4" chartooo:axis-type="auto">
            <chartooo:date-scale/>
            <chart:categories table:cell-range-address="Sheet1.A4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9" chart:label-cell-address="Sheet1.B3:Sheet1.B3" chart:class="chart:line">
            <chart:data-point chart:repeated="6"/>
          </chart:series>
          <chart:series chart:style-name="ch8" chart:values-cell-range-address="Sheet1.C4:Sheet1.C9" chart:label-cell-address="Sheet1.C3:Sheet1.C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econds</text:p>
                <draw:g>
                  <svg:desc>Sheet1.B3:Sheet1.B3</svg:desc>
                </draw:g>
              </table:table-cell>
              <table:table-cell office:value-type="string">
                <text:p>approx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4:Sheet1.A17</svg:desc>
                </draw:g>
              </table:table-cell>
              <table:table-cell office:value-type="float" office:value="0.0972394">
                <text:p>0.0972394</text:p>
                <draw:g>
                  <svg:desc>Sheet1.B4:Sheet1.B9</svg:desc>
                </draw:g>
              </table:table-cell>
              <table:table-cell office:value-type="float" office:value="0.00889139705019462">
                <text:p>0.00889139705019462</text:p>
                <draw:g>
                  <svg:desc>Sheet1.C4:Sheet1.C9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263368">
                <text:p>0.2263368</text:p>
              </table:table-cell>
              <table:table-cell office:value-type="float" office:value="0.0320535028189779">
                <text:p>0.03205350281897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363381">
                <text:p>0.6363381</text:p>
              </table:table-cell>
              <table:table-cell office:value-type="float" office:value="0.115552936975606">
                <text:p>0.1155529369756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9394597">
                <text:p>0.9394597</text:p>
              </table:table-cell>
              <table:table-cell office:value-type="float" office:value="0.24465258988335">
                <text:p>0.2446525898833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5384549">
                <text:p>1.5384549</text:p>
              </table:table-cell>
              <table:table-cell office:value-type="float" office:value="0.416568551621219">
                <text:p>0.4165685516212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867306">
                <text:p>2.0867306</text:p>
              </table:table-cell>
              <table:table-cell office:value-type="float" office:value="0.629462705897084">
                <text:p>0.629462705897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